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smosis<text:tab/>: The movement of solvent molecules (water) through a selectively</text:p>
      <text:p text:style-name="Standard"><text:tab/>: permeable membrane following its own concentration gradient.</text:p>
      <text:p text:style-name="Standard">Tonicity:</text:p>
      <text:p text:style-name="Standard"><text:tab/>Isotonic: The concentration of solutes outside cell is the same as inside.</text:p>
      <text:p text:style-name="Standard"><text:tab/>Hypotonic: The concentration of solutes outside cell is less than insid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in" style:type="char" style:char=":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25T13:14:53.95</meta:creation-date>
    <dc:date>2017-10-25T14:12:24.29</dc:date>
    <dc:creator>Timothy Cayer</dc:creator>
    <meta:editing-duration>PT19M29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5" meta:word-count="43" meta:character-count="294"/>
  </office:meta>
</office:document-meta>
</file>